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156084" officeooo:paragraph-rsid="00156084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officeooo:rsid="00187c59" officeooo:paragraph-rsid="00187c59" style:font-size-asian="12pt" style:font-size-complex="12pt"/>
    </style:style>
    <style:style style:name="T1" style:family="text">
      <style:text-properties officeooo:rsid="00103b62"/>
    </style:style>
    <style:style style:name="T2" style:family="text">
      <style:text-properties officeooo:rsid="0010e378"/>
    </style:style>
    <style:style style:name="T3" style:family="text">
      <style:text-properties officeooo:rsid="0012387d"/>
    </style:style>
    <style:style style:name="T4" style:family="text">
      <style:text-properties fo:font-weight="bold" officeooo:rsid="00187c59" style:font-weight-asian="bold" style:font-weight-complex="bold"/>
    </style:style>
    <style:style style:name="T5" style:family="text">
      <style:text-properties officeooo:rsid="001a63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4">ABSTRACT</text:span></text:p>
      <text:p text:style-name="P1"/>
      <text:p text:style-name="P1">Plagiarism is considered to be a highly unethical activity in <text:s/><text:span text:style-name="T1">both the</text:span> academic <text:span text:style-name="T1">and literary </text:span>world. Authorship verification can be checked using stylometric techniques. <text:span text:style-name="T2">Stylometry which is also referred as textometry is the statistical analysis of variations in linguistic style and </text:span>writing characteristics of the authors.<text:span text:style-name="T3">It also plays a major role in copyright investigations.Stylometry helps in attributing the authorship to the anonymous,disputed literary provenance. A tool was developed to the predict the authorship of <text:s/>any given input document in the form textfile.The project is branched into analysis and prediction parts.The analysis part deals with the study of behavioral feature that a person exhibits during writing.The prediction part deals with <text:s/>extraction of the author’s style of the text document given and comparing with the analyzed stylometric styles of different authors which is <text:s/>used potentially to check the identity of the author.The <text:s/>product is coded in Python programming language.The literary works of 5 different authors extracted from Gutenburg project totaling 55 documents as corpus and studied their style by taking 7 metrics into consideration like word frequency,bi-grams,average sentence length,Punctuation frequency,function words,filtering of <text:s/>stopwords,extent of vocabulary used etc using techniques like NLTK processing and some basic principles of supervised learning.While developing <text:s/>tool,different modules of python like os,collections,nltk etc are used each for specified,relevant purpose.Numpy is used for the mathematical computatation.The tool has reached accuracy about 80% within the training environment and precisely 65% in the test environment.</text:span></text:p>
      <text:p text:style-name="P3"/>
      <text:p text:style-name="P4">Keywords: <text:span text:style-name="T5">Python,Numpy,Supervised learning,NLTK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20:00.096082802</meta:creation-date>
    <meta:generator>LibreOffice/5.4.2.2$Linux_X86_64 LibreOffice_project/40m0$Build-2</meta:generator>
    <dc:date>2018-01-21T21:39:39.085932323</dc:date>
    <meta:editing-duration>PT19M52S</meta:editing-duration>
    <meta:editing-cycles>3</meta:editing-cycles>
    <meta:document-statistic meta:table-count="0" meta:image-count="0" meta:object-count="0" meta:page-count="1" meta:paragraph-count="3" meta:word-count="238" meta:character-count="1757" meta:non-whitespace-character-count="1514"/>
  </office:meta>
</office:document-meta>
</file>